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fo:font-weight="bold" officeooo:rsid="001d0ce6" officeooo:paragraph-rsid="001d0ce6" style:font-size-asian="14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fo:font-size="14pt" fo:font-style="normal" fo:font-weight="bold" officeooo:rsid="001d0ce6" officeooo:paragraph-rsid="001d0ce6" style:font-size-asian="12.25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fo:font-size="14pt" fo:font-style="normal" fo:font-weight="normal" officeooo:rsid="001d0ce6" officeooo:paragraph-rsid="001d0ce6" style:font-size-asian="12.25pt" style:font-style-asian="normal" style:font-weight-asian="normal" style:font-size-complex="14pt" style:font-style-complex="normal" style:font-weight-complex="normal"/>
    </style:style>
    <style:style style:name="P4" style:family="paragraph" style:parent-style-name="Standard" style:list-style-name="L1">
      <style:paragraph-properties fo:text-align="start" style:justify-single-word="false"/>
      <style:text-properties fo:font-size="14pt" fo:font-style="normal" fo:font-weight="normal" officeooo:rsid="001d0ce6" officeooo:paragraph-rsid="001d0ce6" style:font-size-asian="12.25pt" style:font-style-asian="normal" style:font-weight-asian="normal" style:font-size-complex="14pt" style:font-style-complex="normal" style:font-weight-complex="normal"/>
    </style:style>
    <style:style style:name="T1" style:family="text">
      <style:text-properties officeooo:rsid="001e93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cja testów wydajności</text:p>
      <text:p text:style-name="P1"/>
      <text:list xml:id="list2418063964" text:style-name="L1">
        <text:list-item>
          <text:p text:style-name="P4">Do celów testowych utworzone zostały pliki CSV z danymi. Pliki znajdują się w katalogu <text:span text:style-name="T1">jmeter/</text:span>capybara</text:p>
        </text:list-item>
        <text:list-item>
          <text:p text:style-name="P4">Logi błędów znajdują się w katalogu <text:span text:style-name="T1">jmeter</text:span>/capybara/assertion_responses</text:p>
        </text:list-item>
        <text:list-item>
          <text:p text:style-name="P4">Użyto następujących asercji dla każdej strony:</text:p>
          <text:list>
            <text:list-item>
              <text:p text:style-name="P4">Response Assertion – czy zwrócony jest kod 200</text:p>
            </text:list-item>
            <text:list-item>
              <text:p text:style-name="P4">Duration Assertion – czy odpowiedź w ciągu 200ms</text:p>
            </text:list-item>
            <text:list-item>
              <text:p text:style-name="P4">Size Assertion - <text:s/>czy rozmiar mniejszy niż 10000 bytów</text:p>
            </text:list-item>
            <text:list-item>
              <text:p text:style-name="P4">HTML Assertion – czy kod html nie zwraca błędów/ostrzeżeń</text:p>
            </text:list-item>
          </text:list>
        </text:list-item>
      </text:list>
      <text:p text:style-name="P3"/>
      <text:list xml:id="list141738882535906" text:continue-numbering="true" text:style-name="L1">
        <text:list-item>
          <text:p text:style-name="P4">Wyniki przedsatwione jako tabela oraz drzewo</text:p>
        </text:list-item>
        <text:list-item>
          <text:p text:style-name="P4">Ustawione wątki dla użytkowników:</text:p>
          <text:list>
            <text:list-item>
              <text:p text:style-name="P4">Liczba wątków (użytkowników): 10</text:p>
            </text:list-item>
            <text:list-item>
              <text:p text:style-name="P4">Uruchom w ciągu: 1 sekundy</text:p>
            </text:list-item>
            <text:list-item>
              <text:p text:style-name="P4">Liczba powtórzeń: 5</text:p>
            </text:list-item>
          </text:list>
        </text:list-item>
      </text:list>
      <text:p text:style-name="P3"/>
      <text:list xml:id="list141738723096101" text:continue-numbering="true" text:style-name="L1">
        <text:list-item>
          <text:p text:style-name="P4">Użyto Cache oraz Cookie Managera w celu zapisu sesji</text:p>
        </text:list-item>
        <text:list-item>
          <text:p text:style-name="P4">Możliwe wahania pomiędzy wynikami z racji prędkości oraz aktualnego obciążenia łącza</text:p>
        </text:list-item>
      </text:list>
      <text:p text:style-name="P3"/>
      <text:p text:style-name="P2">UWAGA:</text:p>
      <text:p text:style-name="P2"/>
      <text:p text:style-name="P3">Pomimo licznych prób i podejść nie udało się w pełni skonfigurować Cookie Managera i wystąpił problem z zapisem sesji, w związku z czym testy obciążenia wymagające zalogowania do systemu mogą zwracać nieprawidłowe dane (przekierowania 302). </text:p>
      <text:p text:style-name="P3"/>
      <text:p text:style-name="P3">Testy przy założonym minimalnym obciążeniu zwrócił wynik ogólnie pozytywny, system nie wykazał żadnych większych nieprawidłowości, na które należałoby zwrócić uwagę na tym etapie. Po wprowadzeniu nowych funkcjonalności należy przeprowadzić testy wydajnościowe w bardziej precyzyjnym i stabilniejszym środowisku, z większą ilością wątk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23S</meta:editing-duration>
    <meta:editing-cycles>4</meta:editing-cycles>
    <meta:generator>LibreOffice/5.4.3.2$Windows_X86_64 LibreOffice_project/92a7159f7e4af62137622921e809f8546db437e5</meta:generator>
    <dc:date>2019-05-27T14:17:37.922000000</dc:date>
    <meta:document-statistic meta:table-count="0" meta:image-count="0" meta:object-count="0" meta:page-count="1" meta:paragraph-count="18" meta:word-count="195" meta:character-count="1342" meta:non-whitespace-character-count="1174"/>
    <meta:user-defined meta:name="Info 1"/>
    <meta:user-defined meta:name="Info 2"/>
    <meta:user-defined meta:name="Info 3"/>
    <meta:user-defined meta:name="Info 4"/>
  </office:meta>
</office:document-meta>
</file>